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62,420,165,099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0,516,043,590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8,847,016,044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6,441,917,653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2,016,408,95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0,949,672,205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7,231,651,862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2,762,617,081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7,658,614,803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0,745,712,006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0,801,744,881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6,884,700,345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2,715,540,324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0,040,642,476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8,610,594,846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7,271,760,507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6,578,820,687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5,976,174,337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5,013,629,658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4,254,866,281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3,684,255,946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2,614,602,382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1,678,424,50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20:22.657696279</dc:date>
    <meta:editing-duration>PT1H12M48S</meta:editing-duration>
    <meta:editing-cycles>39</meta:editing-cycles>
    <meta:generator>LibreOffice/7.2.6.2$Linux_X86_64 LibreOffice_project/20$Build-2</meta:generator>
    <meta:document-statistic meta:table-count="1" meta:cell-count="48" meta:object-count="0"/>
  </office:meta>
</office:document-meta>
</file>